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_130 Chit front.png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1_130 CO back.png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_130 CO front.png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_130 E100 back.png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_130 E100 front.png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_130 Hummel back.png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_130 Hummel front.png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1_130 KT back.png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1_130 KT front.png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1_130 Puma back.png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1_130 Puma front.png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1_7 SS 250 back.png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1_7 SS 250 front.png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1_7 SS Chit front.png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1_7 SS CO back.png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1_7 SS CO front.png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1_7 SS VT back.png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1_7 SS VT front.png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1.png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1st Ranger Chit front.png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1st Ranger CO back.png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1st Ranger CO front.png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1st Ranger M113 back.png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1st Ranger M113 front.png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1st Ranger M60 back.png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1st Ranger M60 front.png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1st Ranger Ranger back.png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1st Ranger Ranger front.png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2_130 250 back.png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2_130 250 front.png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2_130 chit front.png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2_130 CO back.png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2_130 CO front.png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2_130 E100 back.png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2_130 E100 front.png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2_130 Fall back.png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2_130 Fall front.png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2_130 JT back.png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2_130 JT front.png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2nd Ranger BRDM back.png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2nd Ranger BRDM front.png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2nd Ranger Chit front.png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2nd Ranger CO back.png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2nd Ranger CO front.png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2nd Ranger M113 back.png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2nd Ranger M113 front.png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2nd Ranger M60 back.png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2nd Ranger M60 front.png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2nd Ranger Ranger back.png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2nd Ranger Ranger front.png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2.png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3.png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4.png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4th G Chit front.png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4th G CO back.png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4th G CO front.png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4th G T64 back.png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4th G T64 front.png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501SS Chit front.png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501SS CO back.png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501SS CO front.png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501SS E100 back.png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501SS E100 front.png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502SS 250 back.png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502SS 250 front.png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502SS Chit front.png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502SS CO back.png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502SS CO front.png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502SS E100 back.png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502SS E100 front.png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502SS JT back.png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502SS JT front.png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502SS VT back.png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502SS VT front.png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58th Chit front.png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58th CO back.png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58th CO front.png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58th M113 back.png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58th M113 front.png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58th Rangers back.png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58th Rangers front.png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58th Spetsnaz back.png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58th Spetsnaz front.png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58th T62 back.png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58th T62 front.png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5.png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6.png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9K32 front.png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A6 front.png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Advance.png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armies-icon.png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Army_Menu.png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assault-icon.png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assault.png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Barrage 3.png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Bio 1.png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Black control.png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Black Hand Chit front.png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Blighter back.png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Blighter front.png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blue control.png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BRDM back.png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BRDM front.png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Chemical 3.png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Chemical.png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Chit Back.png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Combat-icon.png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Combat.jpg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Cowboys Chit front.png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Cowboys Huey back.png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Cowboys Huey front.png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cup-icon.png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cup.jpg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Derek Castle.png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Diskord front.png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Event-icon.png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Event.png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Finished-icon2.png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Finished.png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fire-icon.png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fire.png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forward-button.png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globe-dark-icon.png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globe-icon.png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High Morale.png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Hummel back.png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Hummel front.png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los-icon.png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Luftf front.png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M109 back.png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M109 front.png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M-60 front.png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M72Law front.png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magnify-minus.png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magnify-plus.png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magnify-size.png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Map.jpg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Map-mini-icon.png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Megrim back.png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Megrim front.png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MG42 front.png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Mines.png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mini-map-icon.png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moved-icon.png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Moved.png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Nuclear 6.png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Objective.png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OOC-icon.png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OOC.png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Ostwind back.png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Ostwind front.png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Pest back.png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Pest front.png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PFT3 front.png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Puma back.png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Puma front.png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Rad.png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Rancor back.png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Rancor front.png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Ravager back.png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Ravager front.png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Red control.png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retire-button.png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Sandbags.png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Scourge back.png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Scourge front.png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screenshot-icon.png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Scud front.png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server-button.png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SG2 Chit front.png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SG2 Saucer back.png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SG2 Saucer front.png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Shaken.png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Shellholes.png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Smoke 3.png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Smoke L1.png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Smoke L2.png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Splash.gif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Stuka front.png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Turn.png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undo.png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V2 front.png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Vehicle Crew.png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Vympel Chit front.png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Vympel Co back.png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Vympel Co front.png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Vympel Spetsnaz back.png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Vympel Spetsnaz front.png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Wreck.png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XM134 front.png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Zealots back.png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Zealots front.png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ZSU23 back.png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ZSU23 front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14:00:40.880517822</dc:date>
    <meta:editing-duration>PT2M7S</meta:editing-duration>
    <meta:editing-cycles>2</meta:editing-cycles>
    <meta:generator>LibreOffice/24.2.6.2$Linux_X86_64 LibreOffice_project/420$Build-2</meta:generator>
    <meta:document-statistic meta:table-count="1" meta:cell-count="390" meta:object-count="0"/>
  </office:meta>
</office:document-meta>
</file>